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Text Box" draw:style-name="gr1" draw:text-style-name="P1" draw:layer="layout" svg:width="4.5cm" svg:height="2cm" svg:x="2.25cm" svg:y="2cm">
          <draw:text-box>
            <text:p>Text Box Text</text:p>
          </draw:text-box>
        </draw:frame>
        <draw:custom-shape draw:name="Rect" draw:style-name="gr2" draw:text-style-name="P2" draw:layer="layout" svg:width="6.5cm" svg:height="4.5cm" svg:x="6.25cm" svg:y="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1T10:29:05.396364294</meta:creation-date>
    <dc:date>2021-10-11T10:31:18.080908725</dc:date>
    <meta:editing-duration>PT2M13S</meta:editing-duration>
    <meta:editing-cycles>1</meta:editing-cycles>
    <meta:document-statistic meta:object-count="2"/>
    <meta:generator>LibreOffice/7.2.1.2$Linux_X86_64 LibreOffice_project/87b77fad49947c1441b67c559c339af8f3517e22</meta:generator>
  </office:meta>
</office:document-meta>
</file>